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arch function:</text:p>
      <text:p text:style-name="Standard"/>
      <text:p text:style-name="Standard">Point to point</text:p>
      <text:p text:style-name="Standard"/>
      <text:p text:style-name="Standard">find citites near Columbus<text:tab/><text:tab/><text:tab/>//OK</text:p>
      <text:p text:style-name="Standard">find the city nearest to Columbus<text:tab/><text:tab/>//fail, nearest/NN-&gt;JJS</text:p>
      <text:p text:style-name="Standard">find the nearest city to Columbus<text:tab/><text:tab/>//ok</text:p>
      <text:p text:style-name="Standard">find 10 major cities around Columbus<text:tab/>//OK</text:p>
      <text:p text:style-name="Standard"/>
      <text:p text:style-name="Standard">Point to line</text:p>
      <text:p text:style-name="Standard"/>
      <text:p text:style-name="Standard">find Starbucks along High Street<text:tab/><text:tab/>//ok</text:p>
      <text:p text:style-name="Standard">find restaurants across the street to Ohio State campus<text:tab/><text:tab/>//OK</text:p>
      <text:p text:style-name="Standard">find a city between Columbus and Dayton that has more than 1000 people<text:tab/>//fail</text:p>
      <text:p text:style-name="Standard"/>
      <text:p text:style-name="Standard">Point to polygon</text:p>
      <text:p text:style-name="Standard"/>
      <text:p text:style-name="Standard">find parks in Franklin County<text:tab/><text:tab/>//OK</text:p>
      <text:p text:style-name="Standard">find schools in Franklin County<text:tab/><text:tab/>//ok</text:p>
      <text:p text:style-name="Standard">find churches within 10 miles from Delaware County<text:tab/>//fail</text:p>
      <text:p text:style-name="Standard">find state parks in 5 minutes from Franklin County<text:tab/><text:tab/>//fail</text:p>
      <text:p text:style-name="Standard"/>
      <text:p text:style-name="Standard"/>
      <text:p text:style-name="Standard">Calculate function:</text:p>
      <text:p text:style-name="Standard">calculate the distance between Columbus and Dayton<text:tab/>//the distance <text:s/>should be filtered as a task name</text:p>
      <text:p text:style-name="Standard">calculate the distance from Columbus to Dayt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Chen </meta:initial-creator>
    <meta:creation-date>2012-11-29T19:45:17</meta:creation-date>
    <dc:date>2012-11-30T00:10:51</dc:date>
    <dc:creator>DavidChen </dc:creator>
    <meta:editing-duration>PT9M20S</meta:editing-duration>
    <meta:editing-cycles>1</meta:editing-cycles>
    <meta:document-statistic meta:table-count="0" meta:image-count="0" meta:object-count="0" meta:page-count="1" meta:paragraph-count="18" meta:word-count="124" meta:character-count="758" meta:non-whitespace-character-count="642"/>
    <meta:generator>LibreOffice/3.5$Linux_x86 LibreOffice_project/350m1$Build-2</meta:generator>
  </office:meta>
</office:document-meta>
</file>